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4"/>
    <style:style style:name="P5" style:family="paragraph" style:parent-style-name="Standard" style:list-style-name="L5"/>
    <style:style style:name="P6" style:family="paragraph" style:parent-style-name="Standard" style:list-style-name="L6"/>
    <style:style style:name="P7" style:family="paragraph" style:parent-style-name="Standard" style:list-style-name="L8"/>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neural correlates of musical memory are not well understood, yet there is behavioural evidence that shows that memory for music in patients with AD is more or less intact. Few studies have investigated the brain regions responsible for this difference between episodic and musical memory. </text:p>
      <text:list xml:id="list834215600" text:style-name="L5">
        <text:list-item>
          <text:p text:style-name="P5">Episodic memory goes first in patients with AD – deterioration in MTL first (frontal lobes first in normal aging). </text:p>
        </text:list-item>
        <text:list-item>
          <text:p text:style-name="P5">Why is memory for music different?</text:p>
          <text:list>
            <text:list-item>
              <text:p text:style-name="P5">Question of familiarity</text:p>
            </text:list-item>
            <text:list-item>
              <text:p text:style-name="P5">How is the musical connection to episodic memories left intact?</text:p>
              <text:list>
                <text:list-item>
                  <text:p text:style-name="P5">Do imaging on familiarity studies? </text:p>
                </text:list-item>
              </text:list>
            </text:list-item>
          </text:list>
        </text:list-item>
      </text:list>
      <text:p text:style-name="Standard"/>
      <text:p text:style-name="Standard">What happens if you play music from a patient's past to them while they are in the scanner. </text:p>
      <text:list xml:id="list421761522" text:style-name="L8">
        <text:list-item>
          <text:p text:style-name="P7">FMRI while trying to recollect a memory</text:p>
        </text:list-item>
        <text:list-item>
          <text:p text:style-name="P7">compared to when music is played?</text:p>
        </text:list-item>
      </text:list>
      <text:p text:style-name="Standard"/>
      <text:p text:style-name="Standard">There is behavioural evidence for the usefulness of music and music therapies on cognitive decline associated with AD, but there is little investigation into the neural correlates responsible for this aide. </text:p>
      <text:list xml:id="list1393602380" text:style-name="L6">
        <text:list-item>
          <text:p text:style-name="P6">What are the brain changes that go along with musical therapies?</text:p>
        </text:list-item>
        <text:list-item>
          <text:p text:style-name="P6">By seeing where changes occur as a result of musical therapy can we pinpoint what brain regions are involved in musical memory and create more focused therapeutic approaches.</text:p>
        </text:list-item>
      </text:list>
      <text:p text:style-name="Standard"/>
      <text:p text:style-name="Standard"/>
      <text:p text:style-name="Standard">Music evokes vivid autobiographical memories </text:p>
      <text:p text:style-name="Standard">Amy M. Belfi1,2, Brett Karlan2, and Daniel Trane</text:p>
      <text:p text:style-name="Standard"/>
      <text:p text:style-name="Standard">The involuntary nature of music-evoked autobiographical memories in Alzheimer’s disease </text:p>
      <text:p text:style-name="Standard">Mohamad El Haj a, Luciano Fasotti b , Philippe Allain a,c</text:p>
      <text:p text:style-name="Standard"/>
      <text:p text:style-name="Standard">Music enhances verbal episodic memory in Alzheimer’s disease</text:p>
      <text:p text:style-name="Standard">Juliette Palisson1, Caroline Roussel-Baclet2, Didier Maillet3, Catherine Belin3, Joël Ankri2–4, and Pauline Narme</text:p>
      <text:list xml:id="list1399666234" text:style-name="L1">
        <text:list-item>
          <text:p text:style-name="P1">behavioural results</text:p>
        </text:list-item>
        <text:list-item>
          <text:p text:style-name="P1">what are the brain changes – fMRI study?</text:p>
        </text:list-item>
      </text:list>
      <text:p text:style-name="Standard"/>
      <text:p text:style-name="Standard">Music Therapy Using Singing Training Improves Psychomotor Speed in Patients with Alzheimer’s Disease: A Neuropsychological and fMRI Study</text:p>
      <text:p text:style-name="Standard">Masayuki</text:p>
      <text:list xml:id="list2028112936" text:style-name="L2">
        <text:list-item>
          <text:p text:style-name="P2">singing helps cognitive efficacy</text:p>
        </text:list-item>
      </text:list>
      <text:p text:style-name="Standard"/>
      <text:p text:style-name="Standard">Right parietal cortex mediates recognition memory for melodies </text:p>
      <text:p text:style-name="Standard">Nora K. Schaal,1 Amir-Homayoun Javadi,2 Andrea R. Halpern,3 Bettina Pollok4 and Michael J. Banissy5,</text:p>
      <text:list xml:id="list421771837" text:style-name="L3">
        <text:list-item>
          <text:p text:style-name="P3">music memory – PPC</text:p>
        </text:list-item>
        <text:list-item>
          <text:p text:style-name="P3">tDCS</text:p>
        </text:list-item>
      </text:list>
      <text:p text:style-name="Standard"/>
      <text:p text:style-name="Standard">Learning sung lyrics aids retention in normal ageing and Alzheimer’s disease</text:p>
      <text:p text:style-name="Standard">Aline Moussard1,2, Emmanuel Bigand2, Sylvie Belleville3,</text:p>
      <text:p text:style-name="Standard">and Isabelle Peretz</text:p>
      <text:list xml:id="list731179593" text:style-name="L4">
        <text:list-item>
          <text:p text:style-name="P4">behavioural</text:p>
        </text:list-item>
        <text:list-item>
          <text:p text:style-name="P4"><text:soft-page-break/>what is changing in the brai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4T14:26:43</meta:creation-date>
    <dc:date>2015-12-14T14:47:16</dc:date>
    <meta:editing-duration>PT17M59S</meta:editing-duration>
    <meta:editing-cycles>7</meta:editing-cycles>
    <meta:generator>LibreOffice/3.5$MacOSX_x86 LibreOffice_project/e0fbe70-dcba98b-297ab39-994e618-0f858f0</meta:generator>
    <meta:document-statistic meta:table-count="0" meta:image-count="0" meta:object-count="0" meta:page-count="2" meta:paragraph-count="32" meta:word-count="348" meta:character-count="2211" meta:non-whitespace-character-count="1903"/>
  </office:meta>
</office:document-meta>
</file>